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3.7583333333333cm" style:use-optimal-column-width="true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14.6314583333333cm" style:use-optimal-column-width="true"/>
    </style:style>
    <style:style style:name="co4" style:family="table-column">
      <style:table-column-properties fo:break-before="auto" style:column-width="12.91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3.1233333333333cm" style:use-optimal-column-width="true"/>
    </style:style>
    <style:style style:name="co7" style:family="table-column">
      <style:table-column-properties fo:break-before="auto" style:column-width="13.3614583333333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0.6097916666667cm"/>
    </style:style>
    <style:style style:name="co10" style:family="table-column">
      <style:table-column-properties fo:break-before="auto" style:column-width="11.1125cm"/>
    </style:style>
    <style:style style:name="co11" style:family="table-column">
      <style:table-column-properties fo:break-before="auto" style:column-width="10.874375cm"/>
    </style:style>
    <style:style style:name="co12" style:family="table-column">
      <style:table-column-properties fo:break-before="auto" style:column-width="12.9910416666667cm"/>
    </style:style>
    <style:style style:name="co13" style:family="table-column">
      <style:table-column-properties fo:break-before="auto" style:column-width="12.85875cm"/>
    </style:style>
    <style:style style:name="co14" style:family="table-column">
      <style:table-column-properties fo:break-before="auto" style:column-width="13.2291666666667cm" style:use-optimal-column-width="true"/>
    </style:style>
    <style:style style:name="co15" style:family="table-column">
      <style:table-column-properties fo:break-before="auto" style:column-width="13.9435416666667cm" style:use-optimal-column-width="true"/>
    </style:style>
    <style:style style:name="co16" style:family="table-column">
      <style:table-column-properties fo:break-before="auto" style:column-width="12.96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dyk_n500_c10_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ocument Path: <text:s text:c="9"/>/pp/rabbitmq_doctrine/web/doctrineMyisam</text:p>
          </table:table-cell>
          <table:table-cell office:value-type="string" table:style-name="ce2">
            <text:p>Document Path: <text:s text:c="9"/>/pp/rabbitmq_doctrine/web/doctrine</text:p>
          </table:table-cell>
          <table:table-cell office:value-type="string" table:style-name="ce2">
            <text:p>Document Path: <text:s text:c="9"/>/pp/rabbitmq_doctrine/web/doctrineTransaction</text:p>
          </table:table-cell>
          <table:table-cell office:value-type="string" table:style-name="ce2">
            <text:p>Document Path: <text:s text:c="9"/>/pp/rabbitmq_doctrine/web/rabbitmq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Document Length: <text:s text:c="7"/>2 bytes</text:p>
          </table:table-cell>
          <table:table-cell office:value-type="string" table:style-name="ce3">
            <text:p>Document Length: <text:s text:c="7"/>2 bytes</text:p>
          </table:table-cell>
          <table:table-cell office:value-type="string" table:style-name="ce3">
            <text:p>Document Length: <text:s text:c="7"/>2 bytes</text:p>
          </table:table-cell>
          <table:table-cell office:value-type="string" table:style-name="ce3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5.788 seconds</text:p>
          </table:table-cell>
          <table:table-cell office:value-type="string" table:style-name="ce1">
            <text:p>Time taken for tests: <text:s text:c="2"/>5.516 seconds</text:p>
          </table:table-cell>
          <table:table-cell office:value-type="string" table:style-name="ce1">
            <text:p>Time taken for tests: <text:s text:c="2"/>5.524 seconds</text:p>
          </table:table-cell>
          <table:table-cell office:value-type="string" table:style-name="ce1">
            <text:p>Time taken for tests: <text:s text:c="2"/>7.488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tal transferred: <text:s text:c="5"/>152000 bytes</text:p>
          </table:table-cell>
          <table:table-cell office:value-type="string" table:style-name="ce3">
            <text:p>Total transferred: <text:s text:c="5"/>152000 bytes</text:p>
          </table:table-cell>
          <table:table-cell office:value-type="string" table:style-name="ce3">
            <text:p>Total transferred: <text:s text:c="5"/>152000 bytes</text:p>
          </table:table-cell>
          <table:table-cell office:value-type="string" table:style-name="ce3">
            <text:p>Total transferred: <text:s text:c="5"/>152000 byte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HTML transferred: <text:s text:c="6"/>1000 bytes</text:p>
          </table:table-cell>
          <table:table-cell office:value-type="string" table:style-name="ce3">
            <text:p>HTML transferred: <text:s text:c="6"/>1000 bytes</text:p>
          </table:table-cell>
          <table:table-cell office:value-type="string" table:style-name="ce3">
            <text:p>HTML transferred: <text:s text:c="6"/>1000 bytes</text:p>
          </table:table-cell>
          <table:table-cell office:value-type="string" table:style-name="ce3">
            <text:p>HTML transferred: <text:s text:c="6"/>1000 bytes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2">
            <text:p>Requests per second: <text:s text:c="3"/>86.39 [#/sec] (mean)</text:p>
          </table:table-cell>
          <table:table-cell office:value-type="string" table:style-name="ce2">
            <text:p>Requests per second: <text:s text:c="3"/>90.65 [#/sec] (mean)</text:p>
          </table:table-cell>
          <table:table-cell office:value-type="string" table:style-name="ce2">
            <text:p>Requests per second: <text:s text:c="3"/>90.51 [#/sec] (mean)</text:p>
          </table:table-cell>
          <table:table-cell office:value-type="string" table:style-name="ce2">
            <text:p>Requests per second: <text:s text:c="3"/>66.7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Time per request: <text:s text:c="6"/>115.751 [ms] (mean)</text:p>
          </table:table-cell>
          <table:table-cell office:value-type="string" table:style-name="ce3">
            <text:p>Time per request: <text:s text:c="6"/>110.312 [ms] (mean)</text:p>
          </table:table-cell>
          <table:table-cell office:value-type="string" table:style-name="ce3">
            <text:p>Time per request: <text:s text:c="6"/>110.486 [ms] (mean)</text:p>
          </table:table-cell>
          <table:table-cell office:value-type="string" table:style-name="ce3">
            <text:p>Time per request: <text:s text:c="6"/>149.766 [ms] (mean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ime per request: <text:s text:c="6"/>11.575 [ms] (mean, across all concurrent requests)</text:p>
          </table:table-cell>
          <table:table-cell office:value-type="string" table:style-name="ce3">
            <text:p>Time per request: <text:s text:c="6"/>11.031 [ms] (mean, across all concurrent requests)</text:p>
          </table:table-cell>
          <table:table-cell office:value-type="string" table:style-name="ce3">
            <text:p>Time per request: <text:s text:c="6"/>11.049 [ms] (mean, across all concurrent requests)</text:p>
          </table:table-cell>
          <table:table-cell office:value-type="string" table:style-name="ce3">
            <text:p>Time per request: <text:s text:c="6"/>14.977 [ms] (mean, across all concurrent requests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">
            <text:p>Transfer rate: <text:s text:c="9"/>25.65 [Kbytes/sec] received</text:p>
          </table:table-cell>
          <table:table-cell office:value-type="string" table:style-name="ce1">
            <text:p>Transfer rate: <text:s text:c="9"/>26.91 [Kbytes/sec] received</text:p>
          </table:table-cell>
          <table:table-cell office:value-type="string" table:style-name="ce1">
            <text:p>Transfer rate: <text:s text:c="9"/>26.87 [Kbytes/sec] received</text:p>
          </table:table-cell>
          <table:table-cell office:value-type="string" table:style-name="ce3">
            <text:p>Transfer rate: <text:s text:c="9"/>19.82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1 <text:s text:c="5"/>0 <text:s text:c="6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58 <text:s/>114 <text:s/>20.1 <text:s text:c="3"/>112 <text:s text:c="4"/>188</text:p>
          </table:table-cell>
          <table:table-cell office:value-type="string" table:style-name="ce1">
            <text:p>Processing: <text:s text:c="3"/>59 <text:s/>109 <text:s/>18.7 <text:s text:c="3"/>105 <text:s text:c="4"/>199</text:p>
          </table:table-cell>
          <table:table-cell office:value-type="string" table:style-name="ce1">
            <text:p>Processing: <text:s text:c="3"/>55 <text:s/>109 <text:s/>18.5 <text:s text:c="3"/>105 <text:s text:c="4"/>185</text:p>
          </table:table-cell>
          <table:table-cell office:value-type="string" table:style-name="ce1">
            <text:p>Processing: <text:s text:c="2"/>122 <text:s/>146 <text:s/>15.8 <text:s text:c="3"/>144 <text:s text:c="4"/>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58 <text:s/>114 <text:s/>20.1 <text:s text:c="3"/>112 <text:s text:c="4"/>188</text:p>
          </table:table-cell>
          <table:table-cell office:value-type="string" table:style-name="ce1">
            <text:p>Waiting: <text:s text:c="6"/>58 <text:s/>109 <text:s/>18.7 <text:s text:c="3"/>105 <text:s text:c="4"/>199</text:p>
          </table:table-cell>
          <table:table-cell office:value-type="string" table:style-name="ce1">
            <text:p>Waiting: <text:s text:c="6"/>55 <text:s/>109 <text:s/>18.5 <text:s text:c="3"/>105 <text:s text:c="4"/>185</text:p>
          </table:table-cell>
          <table:table-cell office:value-type="string" table:style-name="ce1">
            <text:p>Waiting: <text:s text:c="5"/>122 <text:s/>146 <text:s/>15.8 <text:s text:c="3"/>144 <text:s text:c="4"/>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58 <text:s/>114 <text:s/>20.1 <text:s text:c="3"/>112 <text:s text:c="4"/>188</text:p>
          </table:table-cell>
          <table:table-cell office:value-type="string" table:style-name="ce1">
            <text:p>Total: <text:s text:c="8"/>59 <text:s/>109 <text:s/>18.7 <text:s text:c="3"/>105 <text:s text:c="4"/>199</text:p>
          </table:table-cell>
          <table:table-cell office:value-type="string" table:style-name="ce1">
            <text:p>Total: <text:s text:c="8"/>55 <text:s/>109 <text:s/>18.5 <text:s text:c="3"/>105 <text:s text:c="4"/>185</text:p>
          </table:table-cell>
          <table:table-cell office:value-type="string" table:style-name="ce1">
            <text:p>Total: <text:s text:c="7"/>122 <text:s/>147 <text:s/>15.8 <text:s text:c="3"/>144 <text:s text:c="4"/>246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dedyk_n500_c500_p" table:style-name="ta1">
        <table:table-column table:style-name="co6" table:number-columns-repeated="2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number-columns-repeated="1015" table:default-cell-style-name="ce3"/>
        <table:table-column table:style-name="co5" table:number-columns-repeated="15364" table:default-cell-style-name="ce3"/>
        <table:table-row table:style-name="ro1">
          <table:table-cell office:value-type="string" table:style-name="ce3">
            <text:p>Server Software: <text:s text:c="7"/>Apache/2.4.6</text:p>
          </table:table-cell>
          <table:table-cell office:value-type="string" table:style-name="ce3">
            <text:p>Server Software: <text:s text:c="7"/>Apache/2.4.6</text:p>
          </table:table-cell>
          <table:table-cell office:value-type="string" table:style-name="ce3">
            <text:p>Server Software: <text:s text:c="7"/>Apache/2.4.6</text:p>
          </table:table-cell>
          <table:table-cell office:value-type="string" table:style-name="ce3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rver Hostname: <text:s text:c="7"/>ssd.kredyty-chwilowki.pl</text:p>
          </table:table-cell>
          <table:table-cell office:value-type="string" table:style-name="ce3">
            <text:p>Server Hostname: <text:s text:c="7"/>ssd.kredyty-chwilowki.pl</text:p>
          </table:table-cell>
          <table:table-cell office:value-type="string" table:style-name="ce3">
            <text:p>Server Hostname: <text:s text:c="7"/>ssd.kredyty-chwilowki.pl</text:p>
          </table:table-cell>
          <table:table-cell office:value-type="string" table:style-name="ce3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rver Port: <text:s text:c="11"/>80</text:p>
          </table:table-cell>
          <table:table-cell office:value-type="string" table:style-name="ce3">
            <text:p>Server Port: <text:s text:c="11"/>80</text:p>
          </table:table-cell>
          <table:table-cell office:value-type="string" table:style-name="ce3">
            <text:p>Server Port: <text:s text:c="11"/>80</text:p>
          </table:table-cell>
          <table:table-cell office:value-type="string" table:style-name="ce3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ocument Path: <text:s text:c="9"/>/pp/rabbitmq_doctrine/web/doctrineMyisam</text:p>
          </table:table-cell>
          <table:table-cell office:value-type="string" table:style-name="ce3">
            <text:p>Document Path: <text:s text:c="9"/>/pp/rabbitmq_doctrine/web/doctrine</text:p>
          </table:table-cell>
          <table:table-cell office:value-type="string" table:style-name="ce3">
            <text:p>Document Path: <text:s text:c="9"/>/pp/rabbitmq_doctrine/web/doctrineTransaction</text:p>
          </table:table-cell>
          <table:table-cell office:value-type="string" table:style-name="ce3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ocument Length: <text:s text:c="7"/>2 bytes</text:p>
          </table:table-cell>
          <table:table-cell office:value-type="string" table:style-name="ce3">
            <text:p>Document Length: <text:s text:c="7"/>2 bytes</text:p>
          </table:table-cell>
          <table:table-cell office:value-type="string" table:style-name="ce3">
            <text:p>Document Length: <text:s text:c="7"/>2 bytes</text:p>
          </table:table-cell>
          <table:table-cell office:value-type="string" table:style-name="ce3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ncurrency Level: <text:s text:c="5"/>500</text:p>
          </table:table-cell>
          <table:table-cell office:value-type="string" table:style-name="ce3">
            <text:p>Concurrency Level: <text:s text:c="5"/>500</text:p>
          </table:table-cell>
          <table:table-cell office:value-type="string" table:style-name="ce3">
            <text:p>Concurrency Level: <text:s text:c="5"/>500</text:p>
          </table:table-cell>
          <table:table-cell office:value-type="string" table:style-name="ce3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me taken for tests: <text:s text:c="2"/>7.503 seconds</text:p>
          </table:table-cell>
          <table:table-cell office:value-type="string" table:style-name="ce3">
            <text:p>Time taken for tests: <text:s text:c="2"/>5.582 seconds</text:p>
          </table:table-cell>
          <table:table-cell office:value-type="string" table:style-name="ce3">
            <text:p>Time taken for tests: <text:s text:c="2"/>7.736 seconds</text:p>
          </table:table-cell>
          <table:table-cell office:value-type="string" table:style-name="ce3">
            <text:p>Time taken for tests: <text:s text:c="2"/>6.716 second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mplete requests: <text:s text:c="5"/>500</text:p>
          </table:table-cell>
          <table:table-cell office:value-type="string" table:style-name="ce3">
            <text:p>Complete requests: <text:s text:c="5"/>500</text:p>
          </table:table-cell>
          <table:table-cell office:value-type="string" table:style-name="ce3">
            <text:p>Complete requests: <text:s text:c="5"/>500</text:p>
          </table:table-cell>
          <table:table-cell office:value-type="string" table:style-name="ce3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ailed requests: <text:s text:c="7"/>0</text:p>
          </table:table-cell>
          <table:table-cell office:value-type="string" table:style-name="ce3">
            <text:p>Failed requests: <text:s text:c="7"/>0</text:p>
          </table:table-cell>
          <table:table-cell office:value-type="string" table:style-name="ce3">
            <text:p>Failed requests: <text:s text:c="7"/>0</text:p>
          </table:table-cell>
          <table:table-cell office:value-type="string" table:style-name="ce3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rite errors: <text:s text:c="10"/>0</text:p>
          </table:table-cell>
          <table:table-cell office:value-type="string" table:style-name="ce3">
            <text:p>Write errors: <text:s text:c="10"/>0</text:p>
          </table:table-cell>
          <table:table-cell office:value-type="string" table:style-name="ce3">
            <text:p>Write errors: <text:s text:c="10"/>0</text:p>
          </table:table-cell>
          <table:table-cell office:value-type="string" table:style-name="ce3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tal transferred: <text:s text:c="5"/>152000 bytes</text:p>
          </table:table-cell>
          <table:table-cell office:value-type="string" table:style-name="ce3">
            <text:p>Total transferred: <text:s text:c="5"/>152000 bytes</text:p>
          </table:table-cell>
          <table:table-cell office:value-type="string" table:style-name="ce3">
            <text:p>Total transferred: <text:s text:c="5"/>152000 bytes</text:p>
          </table:table-cell>
          <table:table-cell office:value-type="string" table:style-name="ce3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TML transferred: <text:s text:c="6"/>1000 bytes</text:p>
          </table:table-cell>
          <table:table-cell office:value-type="string" table:style-name="ce3">
            <text:p>HTML transferred: <text:s text:c="6"/>1000 bytes</text:p>
          </table:table-cell>
          <table:table-cell office:value-type="string" table:style-name="ce3">
            <text:p>HTML transferred: <text:s text:c="6"/>1000 bytes</text:p>
          </table:table-cell>
          <table:table-cell office:value-type="string" table:style-name="ce3">
            <text:p>HTML transferred: <text:s text:c="6"/>1000 by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quests per second: <text:s text:c="3"/>66.64 [#/sec] (mean)</text:p>
          </table:table-cell>
          <table:table-cell office:value-type="string" table:style-name="ce3">
            <text:p>Requests per second: <text:s text:c="3"/>89.57 [#/sec] (mean)</text:p>
          </table:table-cell>
          <table:table-cell office:value-type="string" table:style-name="ce3">
            <text:p>Requests per second: <text:s text:c="3"/>64.63 [#/sec] (mean)</text:p>
          </table:table-cell>
          <table:table-cell office:value-type="string" table:style-name="ce3">
            <text:p>Requests per second: <text:s text:c="3"/>74.45 [#/sec] (mean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me per request: <text:s text:c="6"/>7503.031 [ms] (mean)</text:p>
          </table:table-cell>
          <table:table-cell office:value-type="string" table:style-name="ce3">
            <text:p>Time per request: <text:s text:c="6"/>5582.444 [ms] (mean)</text:p>
          </table:table-cell>
          <table:table-cell office:value-type="string" table:style-name="ce3">
            <text:p>Time per request: <text:s text:c="6"/>7735.950 [ms] (mean)</text:p>
          </table:table-cell>
          <table:table-cell office:value-type="string" table:style-name="ce3">
            <text:p>Time per request: <text:s text:c="6"/>6715.509 [ms] (mean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me per request: <text:s text:c="6"/>15.006 [ms] (mean, across all concurrent requests)</text:p>
          </table:table-cell>
          <table:table-cell office:value-type="string" table:style-name="ce3">
            <text:p>Time per request: <text:s text:c="6"/>11.165 [ms] (mean, across all concurrent requests)</text:p>
          </table:table-cell>
          <table:table-cell office:value-type="string" table:style-name="ce3">
            <text:p>Time per request: <text:s text:c="6"/>15.472 [ms] (mean, across all concurrent requests)</text:p>
          </table:table-cell>
          <table:table-cell office:value-type="string" table:style-name="ce3">
            <text:p>Time per request: <text:s text:c="6"/>13.431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ransfer rate: <text:s text:c="9"/>19.78 [Kbytes/sec] received</text:p>
          </table:table-cell>
          <table:table-cell office:value-type="string" table:style-name="ce3">
            <text:p>Transfer rate: <text:s text:c="9"/>26.59 [Kbytes/sec] received</text:p>
          </table:table-cell>
          <table:table-cell office:value-type="string" table:style-name="ce3">
            <text:p>Transfer rate: <text:s text:c="9"/>19.19 [Kbytes/sec] received</text:p>
          </table:table-cell>
          <table:table-cell office:value-type="string" table:style-name="ce3">
            <text:p>Transfer rate: <text:s text:c="9"/>22.10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nnection Times (ms)</text:p>
          </table:table-cell>
          <table:table-cell office:value-type="string" table:style-name="ce3">
            <text:p>Connection Times (ms)</text:p>
          </table:table-cell>
          <table:table-cell office:value-type="string" table:style-name="ce3">
            <text:p>Connection Times (ms)</text:p>
          </table:table-cell>
          <table:table-cell office:value-type="string" table:style-name="ce3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<text:s text:c="14"/>min <text:s/>mean[+/-sd] median <text:s text:c="2"/>max</text:p>
          </table:table-cell>
          <table:table-cell office:value-type="string" table:style-name="ce3">
            <text:p><text:s text:c="14"/>min <text:s/>mean[+/-sd] median <text:s text:c="2"/>max</text:p>
          </table:table-cell>
          <table:table-cell office:value-type="string" table:style-name="ce3">
            <text:p><text:s text:c="14"/>min <text:s/>mean[+/-sd] median <text:s text:c="2"/>max</text:p>
          </table:table-cell>
          <table:table-cell office:value-type="string" table:style-name="ce3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nnect: <text:s text:c="7"/>0 <text:s text:c="2"/>68 244.8 <text:s text:c="5"/>5 <text:s text:c="3"/>1003</text:p>
          </table:table-cell>
          <table:table-cell office:value-type="string" table:style-name="ce3">
            <text:p>Connect: <text:s text:c="7"/>0 <text:s/>157 188.4 <text:s text:c="5"/>7 <text:s text:c="4"/>437</text:p>
          </table:table-cell>
          <table:table-cell office:value-type="string" table:style-name="ce3">
            <text:p>Connect: <text:s text:c="7"/>0 <text:s text:c="2"/>79 264.5 <text:s text:c="5"/>4 <text:s text:c="3"/>1001</text:p>
          </table:table-cell>
          <table:table-cell office:value-type="string" table:style-name="ce3">
            <text:p>Connect: <text:s text:c="7"/>0 <text:s/>237 253.1 <text:s text:c="4"/>29 <text:s text:c="4"/>6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ocessing: <text:s text:c="3"/>62 3180 2297.1 <text:s text:c="2"/>2863 <text:s text:c="3"/>7436</text:p>
          </table:table-cell>
          <table:table-cell office:value-type="string" table:style-name="ce3">
            <text:p>Processing: <text:s text:c="3"/>63 3283 1622.4 <text:s text:c="2"/>3090 <text:s text:c="3"/>5519</text:p>
          </table:table-cell>
          <table:table-cell office:value-type="string" table:style-name="ce3">
            <text:p>Processing: <text:s text:c="3"/>61 3554 2554.5 <text:s text:c="2"/>2931 <text:s text:c="3"/>7667</text:p>
          </table:table-cell>
          <table:table-cell office:value-type="string" table:style-name="ce3">
            <text:p>Processing: <text:s text:c="2"/>170 2541 1329.7 <text:s text:c="2"/>2887 <text:s text:c="3"/>65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aiting: <text:s text:c="6"/>60 3179 2296.7 <text:s text:c="2"/>2863 <text:s text:c="3"/>7436</text:p>
          </table:table-cell>
          <table:table-cell office:value-type="string" table:style-name="ce3">
            <text:p>Waiting: <text:s text:c="6"/>55 3276 1624.6 <text:s text:c="2"/>3090 <text:s text:c="3"/>5519</text:p>
          </table:table-cell>
          <table:table-cell office:value-type="string" table:style-name="ce3">
            <text:p>Waiting: <text:s text:c="6"/>61 3554 2554.1 <text:s text:c="2"/>2931 <text:s text:c="3"/>7667</text:p>
          </table:table-cell>
          <table:table-cell office:value-type="string" table:style-name="ce3">
            <text:p>Waiting: <text:s text:c="5"/>140 2533 1340.0 <text:s text:c="2"/>2887 <text:s text:c="3"/>65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otal: <text:s text:c="8"/>65 3247 2270.0 <text:s text:c="2"/>2892 <text:s text:c="3"/>7441</text:p>
          </table:table-cell>
          <table:table-cell office:value-type="string" table:style-name="ce3">
            <text:p>Total: <text:s text:c="8"/>63 3441 1508.6 <text:s text:c="2"/>3118 <text:s text:c="3"/>5525</text:p>
          </table:table-cell>
          <table:table-cell office:value-type="string" table:style-name="ce3">
            <text:p>Total: <text:s text:c="8"/>64 3634 2514.4 <text:s text:c="2"/>2937 <text:s text:c="3"/>7671</text:p>
          </table:table-cell>
          <table:table-cell office:value-type="string" table:style-name="ce3">
            <text:p>Total: <text:s text:c="7"/>170 2778 1173.4 <text:s text:c="2"/>2918 <text:s text:c="3"/>6564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from 10 req/s to 89 req/s</text:p>
          </table:table-cell>
          <table:table-cell office:value-type="string" table:style-name="ce3">
            <text:p>from 7 req/s to 64 req/s</text:p>
          </table:table-cell>
          <table:table-cell office:value-type="string" table:style-name="ce3">
            <text:p>from 15 req/s to 74 req/s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apr_socket_recv: Connection reset by peer (104)</text:p>
          </table:table-cell>
          <table:table-cell office:value-type="string" table:style-name="ce3">
            <text:p>apr_socket_recv: Connection reset by peer (104)</text:p>
          </table:table-cell>
          <table:table-cell office:value-type="string" table:style-name="ce3">
            <text:p>apr_socket_recv: Connection reset by peer (104)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dedyk_n5000_c500_p" table:style-name="ta2"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b -n5000 -c500 http://ssd.kredyty-chwilowki.pl/pp/rabbitmq_doctrine/web/doctrineMyisam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ver Hostname: <text:s text:c="7"/>ssd.kredyty-chwilowki.p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ver Port: <text:s text:c="11"/>8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ocument Path: <text:s text:c="9"/>/pp/rabbitmq_doctrine/web/doctri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cument Length: <text:s text:c="7"/>2 by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ncurrency Level: <text:s text:c="5"/>5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me taken for tests: <text:s text:c="2"/>54.757 second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plete requests: <text:s text:c="5"/>50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iled requests: <text:s text:c="7"/>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3"/>(Connect: 0, Receive: 0, Length: 3, Exceptions: 0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rite errors: <text:s text:c="10"/>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tal transferred: <text:s text:c="5"/>1519088 by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TML transferred: <text:s text:c="6"/>9994 by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quests per second: <text:s text:c="3"/>91.31 [#/sec] (mean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me per request: <text:s text:c="6"/>5475.733 [ms] (mean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me per request: <text:s text:c="6"/>10.951 [ms] (mean, across all concurrent request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ransfer rate: <text:s text:c="9"/>27.09 [Kbytes/sec] receive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nnection Times (m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nnect: <text:s text:c="7"/>0 <text:s/>123 538.5 <text:s text:c="5"/>0 <text:s text:c="3"/>7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r_socket_recv: Connection reset by peer (104)</text:p>
          </table:table-cell>
          <table:table-cell office:value-type="string" table:style-name="ce1">
            <text:p>Processing: <text:s text:c="3"/>62 5186 7811.5 <text:s text:c="2"/>3807 <text:s text:c="2"/>5469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aiting: <text:s text:c="7"/>0 5136 7727.6 <text:s text:c="2"/>3787 <text:s text:c="2"/>5469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otal: <text:s text:c="8"/>62 5309 7808.8 <text:s text:c="2"/>3832 <text:s text:c="2"/>547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pr_socket_recv: Connection reset by peer (104)</text:p>
          </table:table-cell>
          <table:table-cell office:value-type="string" table:style-name="ce1">
            <text:p>apr_socket_recv: Connection reset by peer (104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apr_pollset_poll: The timeout specified has expired (70007)</text:p>
          </table:table-cell>
          <table:table-cell office:value-type="string" table:style-name="ce4">
            <text:p>apr_pollset_poll: The timeout specified has expired (70007)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dedyk_n500_c10_e" table:style-name="ta2">
        <table:table-column table:style-name="co4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.370 seconds</text:p>
          </table:table-cell>
          <table:table-cell office:value-type="string" table:style-name="ce1">
            <text:p>Time taken for tests: <text:s text:c="2"/>6.242 seconds</text:p>
          </table:table-cell>
          <table:table-cell office:value-type="string" table:style-name="ce1">
            <text:p>Time taken for tests: <text:s text:c="2"/>6.247 seconds</text:p>
          </table:table-cell>
          <table:table-cell office:value-type="string" table:style-name="ce1">
            <text:p>Time taken for tests: <text:s text:c="2"/>7.71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8.49 [#/sec] (mean)</text:p>
          </table:table-cell>
          <table:table-cell office:value-type="string" table:style-name="ce2">
            <text:p>Requests per second: <text:s text:c="3"/>80.11 [#/sec] (mean)</text:p>
          </table:table-cell>
          <table:table-cell office:value-type="string" table:style-name="ce2">
            <text:p>Requests per second: <text:s text:c="3"/>80.04 [#/sec] (mean)</text:p>
          </table:table-cell>
          <table:table-cell office:value-type="string" table:style-name="ce2">
            <text:p>Requests per second: <text:s text:c="3"/>64.85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127.404 [ms] (mean)</text:p>
          </table:table-cell>
          <table:table-cell office:value-type="string" table:style-name="ce1">
            <text:p>Time per request: <text:s text:c="6"/>124.834 [ms] (mean)</text:p>
          </table:table-cell>
          <table:table-cell office:value-type="string" table:style-name="ce1">
            <text:p>Time per request: <text:s text:c="6"/>124.936 [ms] (mean)</text:p>
          </table:table-cell>
          <table:table-cell office:value-type="string" table:style-name="ce1">
            <text:p>Time per request: <text:s text:c="6"/>154.197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.740 [ms] (mean, across all concurrent requests)</text:p>
          </table:table-cell>
          <table:table-cell office:value-type="string" table:style-name="ce1">
            <text:p>Time per request: <text:s text:c="6"/>12.483 [ms] (mean, across all concurrent requests)</text:p>
          </table:table-cell>
          <table:table-cell office:value-type="string" table:style-name="ce1">
            <text:p>Time per request: <text:s text:c="6"/>12.494 [ms] (mean, across all concurrent requests)</text:p>
          </table:table-cell>
          <table:table-cell office:value-type="string" table:style-name="ce1">
            <text:p>Time per request: <text:s text:c="6"/>15.42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3.30 [Kbytes/sec] received</text:p>
          </table:table-cell>
          <table:table-cell office:value-type="string" table:style-name="ce1">
            <text:p>Transfer rate: <text:s text:c="9"/>23.78 [Kbytes/sec] received</text:p>
          </table:table-cell>
          <table:table-cell office:value-type="string" table:style-name="ce1">
            <text:p>Transfer rate: <text:s text:c="9"/>23.76 [Kbytes/sec] received</text:p>
          </table:table-cell>
          <table:table-cell office:value-type="string" table:style-name="ce1">
            <text:p>Transfer rate: <text:s text:c="9"/>19.25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2 <text:s/>125 <text:s/>36.9 <text:s text:c="3"/>112 <text:s text:c="4"/>272</text:p>
          </table:table-cell>
          <table:table-cell office:value-type="string" table:style-name="ce1">
            <text:p>Processing: <text:s text:c="3"/>64 <text:s/>123 <text:s/>31.1 <text:s text:c="3"/>113 <text:s text:c="4"/>283</text:p>
          </table:table-cell>
          <table:table-cell office:value-type="string" table:style-name="ce1">
            <text:p>Processing: <text:s text:c="3"/>62 <text:s/>123 <text:s/>34.5 <text:s text:c="3"/>111 <text:s text:c="4"/>274</text:p>
          </table:table-cell>
          <table:table-cell office:value-type="string" table:style-name="ce1">
            <text:p>Processing: <text:s text:c="2"/>128 <text:s/>150 <text:s/>10.8 <text:s text:c="3"/>149 <text:s text:c="4"/>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72 <text:s/>125 <text:s/>36.9 <text:s text:c="3"/>112 <text:s text:c="4"/>272</text:p>
          </table:table-cell>
          <table:table-cell office:value-type="string" table:style-name="ce1">
            <text:p>Waiting: <text:s text:c="6"/>64 <text:s/>123 <text:s/>31.1 <text:s text:c="3"/>113 <text:s text:c="4"/>283</text:p>
          </table:table-cell>
          <table:table-cell office:value-type="string" table:style-name="ce1">
            <text:p>Waiting: <text:s text:c="6"/>62 <text:s/>123 <text:s/>34.5 <text:s text:c="3"/>111 <text:s text:c="4"/>274</text:p>
          </table:table-cell>
          <table:table-cell office:value-type="string" table:style-name="ce1">
            <text:p>Waiting: <text:s text:c="5"/>128 <text:s/>150 <text:s/>10.7 <text:s text:c="3"/>149 <text:s text:c="4"/>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2 <text:s/>125 <text:s/>36.9 <text:s text:c="3"/>112 <text:s text:c="4"/>272</text:p>
          </table:table-cell>
          <table:table-cell office:value-type="string" table:style-name="ce1">
            <text:p>Total: <text:s text:c="8"/>64 <text:s/>123 <text:s/>31.1 <text:s text:c="3"/>113 <text:s text:c="4"/>283</text:p>
          </table:table-cell>
          <table:table-cell office:value-type="string" table:style-name="ce1">
            <text:p>Total: <text:s text:c="8"/>63 <text:s/>123 <text:s/>34.5 <text:s text:c="3"/>111 <text:s text:c="4"/>274</text:p>
          </table:table-cell>
          <table:table-cell office:value-type="string" table:style-name="ce1">
            <text:p>Total: <text:s text:c="7"/>128 <text:s/>150 <text:s/>10.8 <text:s text:c="3"/>149 <text:s text:c="4"/>192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dedyk_n500_c500_e" table:style-name="ta3">
        <table:table-column table:style-name="co12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51.484 seconds</text:p>
          </table:table-cell>
          <table:table-cell office:value-type="string" table:style-name="ce1">
            <text:p>Time taken for tests: <text:s text:c="2"/>7.419 seconds</text:p>
          </table:table-cell>
          <table:table-cell office:value-type="string" table:style-name="ce1">
            <text:p>Time taken for tests: <text:s text:c="2"/>35.132 seconds</text:p>
          </table:table-cell>
          <table:table-cell office:value-type="string" table:style-name="ce1">
            <text:p>Time taken for tests: <text:s text:c="2"/>35.526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1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(Connect: 0, Receive: 0, Length: 10, Exceptions: 0)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1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4896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Total transferred: <text:s text:c="5"/>151696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HTML transferred: <text:s text:c="6"/>980 bytes</text:p>
          </table:table-cell>
          <table:table-cell office:value-type="string" table:style-name="ce2">
            <text:p>Requests per second: <text:s text:c="3"/>67.39 [#/sec] (mean)</text:p>
          </table:table-cell>
          <table:table-cell office:value-type="string" table:style-name="ce2">
            <text:p>Requests per second: <text:s text:c="3"/>14.23 [#/sec] (mean)</text:p>
          </table:table-cell>
          <table:table-cell office:value-type="string" table:style-name="ce2">
            <text:p>HTML transferred: <text:s text:c="6"/>998 byt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Requests per second: <text:s text:c="3"/>9.71 [#/sec] (mean)</text:p>
          </table:table-cell>
          <table:table-cell office:value-type="string" table:style-name="ce2">
            <text:p>Time per request: <text:s text:c="6"/>7419.171 [ms] (mean)</text:p>
          </table:table-cell>
          <table:table-cell office:value-type="string" table:style-name="ce2">
            <text:p>Time per request: <text:s text:c="6"/>35132.392 [ms] (mean)</text:p>
          </table:table-cell>
          <table:table-cell office:value-type="string" table:style-name="ce2">
            <text:p>Requests per second: <text:s text:c="3"/>14.0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51483.621 [ms] (mean)</text:p>
          </table:table-cell>
          <table:table-cell office:value-type="string" table:style-name="ce1">
            <text:p>Time per request: <text:s text:c="6"/>14.838 [ms] (mean, across all concurrent requests)</text:p>
          </table:table-cell>
          <table:table-cell office:value-type="string" table:style-name="ce1">
            <text:p>Time per request: <text:s text:c="6"/>70.265 [ms] (mean, across all concurrent requests)</text:p>
          </table:table-cell>
          <table:table-cell office:value-type="string" table:style-name="ce1">
            <text:p>Time per request: <text:s text:c="6"/>35525.949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02.967 [ms] (mean, across all concurrent requests)</text:p>
          </table:table-cell>
          <table:table-cell office:value-type="string" table:style-name="ce1">
            <text:p>Transfer rate: <text:s text:c="9"/>20.01 [Kbytes/sec] received</text:p>
          </table:table-cell>
          <table:table-cell office:value-type="string" table:style-name="ce1">
            <text:p>Transfer rate: <text:s text:c="9"/>4.23 [Kbytes/sec] received</text:p>
          </table:table-cell>
          <table:table-cell office:value-type="string" table:style-name="ce1">
            <text:p>Time per request: <text:s text:c="6"/>71.052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.83 [Kbytes/sec] received</text:p>
          </table:table-cell>
          <table:table-cell table:number-columns-repeated="2" table:style-name="ce1"/>
          <table:table-cell office:value-type="string" table:style-name="ce1">
            <text:p>Transfer rate: <text:s text:c="9"/>4.17 [Kbytes/sec] receive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: <text:s text:c="7"/>0 <text:s text:c="2"/>87 <text:s/>89.2 <text:s text:c="5"/>7 <text:s text:c="4"/>201</text:p>
          </table:table-cell>
          <table:table-cell office:value-type="string" table:style-name="ce1">
            <text:p>Connect: <text:s text:c="7"/>0 <text:s text:c="2"/>55 217.6 <text:s text:c="5"/>5 <text:s text:c="3"/>1002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49 204.6 <text:s text:c="5"/>5 <text:s text:c="3"/>1001</text:p>
          </table:table-cell>
          <table:table-cell office:value-type="string" table:style-name="ce1">
            <text:p>Processing: <text:s text:c="3"/>76 5408 1615.2 <text:s text:c="2"/>6038 <text:s text:c="3"/>7341</text:p>
          </table:table-cell>
          <table:table-cell office:value-type="string" table:style-name="ce1">
            <text:p>Processing: <text:s text:c="3"/>77 7293 6691.4 <text:s text:c="2"/>3987 <text:s text:c="2"/>35054</text:p>
          </table:table-cell>
          <table:table-cell office:value-type="string" table:style-name="ce1">
            <text:p>Connect: <text:s text:c="7"/>0 <text:s/>104 300.0 <text:s text:c="5"/>4 <text:s text:c="3"/>1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3 10657 11224.8 <text:s text:c="2"/>3751 <text:s text:c="2"/>51410</text:p>
          </table:table-cell>
          <table:table-cell office:value-type="string" table:style-name="ce1">
            <text:p>Waiting: <text:s text:c="6"/>69 5399 1619.5 <text:s text:c="2"/>6038 <text:s text:c="3"/>7341</text:p>
          </table:table-cell>
          <table:table-cell office:value-type="string" table:style-name="ce1">
            <text:p>Waiting: <text:s text:c="6"/>71 7291 6691.8 <text:s text:c="2"/>3987 <text:s text:c="2"/>35054</text:p>
          </table:table-cell>
          <table:table-cell office:value-type="string" table:style-name="ce1">
            <text:p>Processing: <text:s text:c="2"/>140 8319 9231.0 <text:s text:c="2"/>5933 <text:s text:c="2"/>35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7"/>0 9630 9707.4 <text:s text:c="2"/>3657 <text:s text:c="2"/>27134</text:p>
          </table:table-cell>
          <table:table-cell office:value-type="string" table:style-name="ce1">
            <text:p>Total: <text:s text:c="8"/>76 5495 1575.5 <text:s text:c="2"/>6117 <text:s text:c="3"/>7348</text:p>
          </table:table-cell>
          <table:table-cell office:value-type="string" table:style-name="ce1">
            <text:p>Total: <text:s text:c="8"/>77 7348 6662.5 <text:s text:c="2"/>4021 <text:s text:c="2"/>35058</text:p>
          </table:table-cell>
          <table:table-cell office:value-type="string" table:style-name="ce1">
            <text:p>Waiting: <text:s text:c="7"/>0 8274 9218.7 <text:s text:c="2"/>5930 <text:s text:c="2"/>35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3 10705 11197.3 <text:s text:c="2"/>4063 <text:s text:c="2"/>51414</text:p>
          </table:table-cell>
          <table:table-cell table:number-columns-repeated="2" table:style-name="ce1"/>
          <table:table-cell office:value-type="string" table:style-name="ce1">
            <text:p>Total: <text:s text:c="7"/>140 8422 9169.1 <text:s text:c="2"/>5939 <text:s text:c="2"/>35389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pr_pollset_poll: The timeout specified has expired (70007)</text:p>
          </table:table-cell>
          <table:table-cell table:number-columns-repeated="16382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dedyk_n5000_c500_e" table:style-name="ta2">
        <table:table-column table:style-name="co13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0.054 seconds</text:p>
          </table:table-cell>
          <table:table-cell office:value-type="string" table:style-name="ce1">
            <text:p>Time taken for tests: <text:s text:c="2"/>69.842 seconds</text:p>
          </table:table-cell>
          <table:table-cell office:value-type="string" table:style-name="ce1">
            <text:p>Time taken for tests: <text:s text:c="2"/>69.983 seconds</text:p>
          </table:table-cell>
          <table:table-cell office:value-type="string" table:style-name="ce1">
            <text:p>Time taken for tests: <text:s text:c="2"/>54.60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2">
            <text:p>Failed requests: <text:s text:c="7"/>8</text:p>
          </table:table-cell>
          <table:table-cell office:value-type="string" table:style-name="ce2">
            <text:p>Failed requests: <text:s text:c="7"/>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8, Exceptions: 0)</text:p>
          </table:table-cell>
          <table:table-cell office:value-type="string" table:style-name="ce1">
            <text:p><text:s text:c="3"/>(Connect: 0, Receive: 0, Length: 41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Non-2xx responses: <text:s text:c="5"/>8</text:p>
          </table:table-cell>
          <table:table-cell office:value-type="string" table:style-name="ce1">
            <text:p>Non-2xx responses: <text:s text:c="5"/>4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Total transferred: <text:s text:c="5"/>1524176 bytes</text:p>
          </table:table-cell>
          <table:table-cell office:value-type="string" table:style-name="ce1">
            <text:p>Total transferred: <text:s text:c="5"/>1541402 bytes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HTML transferred: <text:s text:c="6"/>13944 bytes</text:p>
          </table:table-cell>
          <table:table-cell office:value-type="string" table:style-name="ce1">
            <text:p>HTML transferred: <text:s text:c="6"/>30213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1.37 [#/sec] (mean)</text:p>
          </table:table-cell>
          <table:table-cell office:value-type="string" table:style-name="ce2">
            <text:p>Requests per second: <text:s text:c="3"/>71.59 [#/sec] (mean)</text:p>
          </table:table-cell>
          <table:table-cell office:value-type="string" table:style-name="ce2">
            <text:p>Requests per second: <text:s text:c="3"/>71.45 [#/sec] (mean)</text:p>
          </table:table-cell>
          <table:table-cell office:value-type="string" table:style-name="ce2">
            <text:p>Requests per second: <text:s text:c="3"/>91.5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7005.444 [ms] (mean)</text:p>
          </table:table-cell>
          <table:table-cell office:value-type="string" table:style-name="ce1">
            <text:p>Time per request: <text:s text:c="6"/>6984.155 [ms] (mean)</text:p>
          </table:table-cell>
          <table:table-cell office:value-type="string" table:style-name="ce1">
            <text:p>Time per request: <text:s text:c="6"/>6998.326 [ms] (mean)</text:p>
          </table:table-cell>
          <table:table-cell office:value-type="string" table:style-name="ce1">
            <text:p>Time per request: <text:s text:c="6"/>5460.007 [ms] (mean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me per request: <text:s text:c="6"/>14.011 [ms] (mean, across all concurrent requests)</text:p>
          </table:table-cell>
          <table:table-cell office:value-type="string" table:style-name="ce3">
            <text:p>Time per request: <text:s text:c="6"/>13.968 [ms] (mean, across all concurrent requests)</text:p>
          </table:table-cell>
          <table:table-cell office:value-type="string" table:style-name="ce1">
            <text:p>Time per request: <text:s text:c="6"/>13.997 [ms] (mean, across all concurrent requests)</text:p>
          </table:table-cell>
          <table:table-cell office:value-type="string" table:style-name="ce1">
            <text:p>Time per request: <text:s text:c="6"/>10.92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1.19 [Kbytes/sec] received</text:p>
          </table:table-cell>
          <table:table-cell office:value-type="string" table:style-name="ce1">
            <text:p>Transfer rate: <text:s text:c="9"/>21.25 [Kbytes/sec] received</text:p>
          </table:table-cell>
          <table:table-cell office:value-type="string" table:style-name="ce1">
            <text:p>Transfer rate: <text:s text:c="9"/>21.27 [Kbytes/sec] received</text:p>
          </table:table-cell>
          <table:table-cell office:value-type="string" table:style-name="ce1">
            <text:p>Transfer rate: <text:s text:c="9"/>27.57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11 100.6 <text:s text:c="5"/>0 <text:s text:c="3"/>1002</text:p>
          </table:table-cell>
          <table:table-cell office:value-type="string" table:style-name="ce1">
            <text:p>Connect: <text:s text:c="7"/>0 <text:s text:c="3"/>1 <text:s text:c="2"/>2.1 <text:s text:c="5"/>0 <text:s text:c="5"/>10</text:p>
          </table:table-cell>
          <table:table-cell office:value-type="string" table:style-name="ce1">
            <text:p>Connect: <text:s text:c="7"/>0 <text:s text:c="3"/>4 <text:s/>56.5 <text:s text:c="5"/>0 <text:s text:c="3"/>1002</text:p>
          </table:table-cell>
          <table:table-cell office:value-type="string" table:style-name="ce1">
            <text:p>Connect: <text:s text:c="7"/>0 <text:s text:c="2"/>22 171.1 <text:s text:c="5"/>0 <text:s text:c="3"/>3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2 6854 2324.8 <text:s text:c="2"/>5978 <text:s text:c="2"/>18728</text:p>
          </table:table-cell>
          <table:table-cell office:value-type="string" table:style-name="ce1">
            <text:p>Processing: <text:s text:c="3"/>75 6840 2164.8 <text:s text:c="2"/>6071 <text:s text:c="2"/>26624</text:p>
          </table:table-cell>
          <table:table-cell office:value-type="string" table:style-name="ce1">
            <text:p>Processing: <text:s text:c="3"/>74 6850 2340.7 <text:s text:c="2"/>6003 <text:s text:c="2"/>25516</text:p>
          </table:table-cell>
          <table:table-cell office:value-type="string" table:style-name="ce1">
            <text:p>Processing: <text:s text:c="2"/>158 5269 3732.9 <text:s text:c="2"/>4758 <text:s text:c="2"/>52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6 6844 2330.7 <text:s text:c="2"/>5968 <text:s text:c="2"/>18728</text:p>
          </table:table-cell>
          <table:table-cell office:value-type="string" table:style-name="ce1">
            <text:p>Waiting: <text:s text:c="6"/>69 6831 2170.4 <text:s text:c="2"/>6062 <text:s text:c="2"/>26624</text:p>
          </table:table-cell>
          <table:table-cell office:value-type="string" table:style-name="ce1">
            <text:p>Waiting: <text:s text:c="6"/>68 6842 2345.4 <text:s text:c="2"/>5996 <text:s text:c="2"/>25516</text:p>
          </table:table-cell>
          <table:table-cell office:value-type="string" table:style-name="ce1">
            <text:p>Waiting: <text:s text:c="5"/>143 5269 3733.1 <text:s text:c="2"/>4758 <text:s text:c="2"/>52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2 6864 2328.5 <text:s text:c="2"/>5983 <text:s text:c="2"/>18733</text:p>
          </table:table-cell>
          <table:table-cell office:value-type="string" table:style-name="ce1">
            <text:p>Total: <text:s text:c="8"/>75 6840 2165.0 <text:s text:c="2"/>6071 <text:s text:c="2"/>26630</text:p>
          </table:table-cell>
          <table:table-cell office:value-type="string" table:style-name="ce1">
            <text:p>Total: <text:s text:c="8"/>74 6854 2338.8 <text:s text:c="2"/>6008 <text:s text:c="2"/>25521</text:p>
          </table:table-cell>
          <table:table-cell office:value-type="string" table:style-name="ce1">
            <text:p>Total: <text:s text:c="7"/>158 5292 3731.6 <text:s text:c="2"/>4780 <text:s text:c="2"/>52312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dedyk_n500_c10_w" table:style-name="ta2"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.442 seconds</text:p>
          </table:table-cell>
          <table:table-cell office:value-type="string" table:style-name="ce1">
            <text:p>Time taken for tests: <text:s text:c="2"/>6.254 seconds</text:p>
          </table:table-cell>
          <table:table-cell office:value-type="string" table:style-name="ce1">
            <text:p>Time taken for tests: <text:s text:c="2"/>6.259 seconds</text:p>
          </table:table-cell>
          <table:table-cell office:value-type="string" table:style-name="ce1">
            <text:p>Time taken for tests: <text:s text:c="2"/>7.717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7.62 [#/sec] (mean)</text:p>
          </table:table-cell>
          <table:table-cell office:value-type="string" table:style-name="ce2">
            <text:p>Requests per second: <text:s text:c="3"/>79.95 [#/sec] (mean)</text:p>
          </table:table-cell>
          <table:table-cell office:value-type="string" table:style-name="ce2">
            <text:p>Requests per second: <text:s text:c="3"/>79.89 [#/sec] (mean)</text:p>
          </table:table-cell>
          <table:table-cell office:value-type="string" table:style-name="ce2">
            <text:p>Requests per second: <text:s text:c="3"/>64.79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128.835 [ms] (mean)</text:p>
          </table:table-cell>
          <table:table-cell office:value-type="string" table:style-name="ce1">
            <text:p>Time per request: <text:s text:c="6"/>125.073 [ms] (mean)</text:p>
          </table:table-cell>
          <table:table-cell office:value-type="string" table:style-name="ce1">
            <text:p>Time per request: <text:s text:c="6"/>125.178 [ms] (mean)</text:p>
          </table:table-cell>
          <table:table-cell office:value-type="string" table:style-name="ce1">
            <text:p>Time per request: <text:s text:c="6"/>154.335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.884 [ms] (mean, across all concurrent requests)</text:p>
          </table:table-cell>
          <table:table-cell office:value-type="string" table:style-name="ce1">
            <text:p>Time per request: <text:s text:c="6"/>12.507 [ms] (mean, across all concurrent requests)</text:p>
          </table:table-cell>
          <table:table-cell office:value-type="string" table:style-name="ce1">
            <text:p>Time per request: <text:s text:c="6"/>12.518 [ms] (mean, across all concurrent requests)</text:p>
          </table:table-cell>
          <table:table-cell office:value-type="string" table:style-name="ce1">
            <text:p>Time per request: <text:s text:c="6"/>15.434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3.04 [Kbytes/sec] received</text:p>
          </table:table-cell>
          <table:table-cell office:value-type="string" table:style-name="ce1">
            <text:p>Transfer rate: <text:s text:c="9"/>23.74 [Kbytes/sec] received</text:p>
          </table:table-cell>
          <table:table-cell office:value-type="string" table:style-name="ce1">
            <text:p>Transfer rate: <text:s text:c="9"/>23.72 [Kbytes/sec] received</text:p>
          </table:table-cell>
          <table:table-cell office:value-type="string" table:style-name="ce1">
            <text:p>Transfer rate: <text:s text:c="9"/>19.24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1 <text:s text:c="5"/>0 <text:s text:c="6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7 <text:s/>127 <text:s/>44.8 <text:s text:c="3"/>108 <text:s text:c="4"/>260</text:p>
          </table:table-cell>
          <table:table-cell office:value-type="string" table:style-name="ce1">
            <text:p>Processing: <text:s text:c="3"/>60 <text:s/>123 <text:s/>35.9 <text:s text:c="3"/>109 <text:s text:c="4"/>271</text:p>
          </table:table-cell>
          <table:table-cell office:value-type="string" table:style-name="ce1">
            <text:p>Processing: <text:s text:c="3"/>61 <text:s/>123 <text:s/>32.8 <text:s text:c="3"/>113 <text:s text:c="4"/>254</text:p>
          </table:table-cell>
          <table:table-cell office:value-type="string" table:style-name="ce1">
            <text:p>Processing: <text:s text:c="2"/>129 <text:s/>150 <text:s/>11.4 <text:s text:c="3"/>148 <text:s text:c="4"/>2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7 <text:s/>127 <text:s/>44.8 <text:s text:c="3"/>108 <text:s text:c="4"/>260</text:p>
          </table:table-cell>
          <table:table-cell office:value-type="string" table:style-name="ce1">
            <text:p>Waiting: <text:s text:c="6"/>60 <text:s/>123 <text:s/>35.9 <text:s text:c="3"/>109 <text:s text:c="4"/>271</text:p>
          </table:table-cell>
          <table:table-cell office:value-type="string" table:style-name="ce1">
            <text:p>Waiting: <text:s text:c="6"/>61 <text:s/>123 <text:s/>32.7 <text:s text:c="3"/>113 <text:s text:c="4"/>254</text:p>
          </table:table-cell>
          <table:table-cell office:value-type="string" table:style-name="ce1">
            <text:p>Waiting: <text:s text:c="5"/>129 <text:s/>150 <text:s/>11.4 <text:s text:c="3"/>148 <text:s text:c="4"/>2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7 <text:s/>127 <text:s/>44.9 <text:s text:c="3"/>108 <text:s text:c="4"/>260</text:p>
          </table:table-cell>
          <table:table-cell office:value-type="string" table:style-name="ce1">
            <text:p>Total: <text:s text:c="8"/>60 <text:s/>123 <text:s/>35.9 <text:s text:c="3"/>109 <text:s text:c="4"/>271</text:p>
          </table:table-cell>
          <table:table-cell office:value-type="string" table:style-name="ce1">
            <text:p>Total: <text:s text:c="8"/>61 <text:s/>123 <text:s/>32.8 <text:s text:c="3"/>113 <text:s text:c="4"/>254</text:p>
          </table:table-cell>
          <table:table-cell office:value-type="string" table:style-name="ce1">
            <text:p>Total: <text:s text:c="7"/>129 <text:s/>150 <text:s/>11.5 <text:s text:c="3"/>148 <text:s text:c="4"/>207</text:p>
          </table:table-cell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e - event, W - worker, P - prefork</text:p>
          </table:table-cell>
          <table:table-cell table:number-columns-repeated="16383"/>
        </table:table-row>
        <table:table-row table:number-rows-repeated="1048541" table:style-name="ro1">
          <table:table-cell table:number-columns-repeated="16384"/>
        </table:table-row>
      </table:table>
      <table:table table:name="dedyk_n500_c500_w" table:style-name="ta3">
        <table:table-column table:style-name="co16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477 seconds</text:p>
          </table:table-cell>
          <table:table-cell office:value-type="string" table:style-name="ce1">
            <text:p>Time taken for tests: <text:s text:c="2"/>7.466 seconds</text:p>
          </table:table-cell>
          <table:table-cell office:value-type="string" table:style-name="ce1">
            <text:p>Time taken for tests: <text:s text:c="2"/>7.468 seconds</text:p>
          </table:table-cell>
          <table:table-cell office:value-type="string" table:style-name="ce1">
            <text:p>Time taken for tests: <text:s text:c="2"/>6.00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66.87 [#/sec] (mean)</text:p>
          </table:table-cell>
          <table:table-cell office:value-type="string" table:style-name="ce2">
            <text:p>Requests per second: <text:s text:c="3"/>66.97 [#/sec] (mean)</text:p>
          </table:table-cell>
          <table:table-cell office:value-type="string" table:style-name="ce2">
            <text:p>Requests per second: <text:s text:c="3"/>66.95 [#/sec] (mean)</text:p>
          </table:table-cell>
          <table:table-cell office:value-type="string" table:style-name="ce2">
            <text:p>Requests per second: <text:s text:c="3"/>83.33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7476.739 [ms] (mean)</text:p>
          </table:table-cell>
          <table:table-cell office:value-type="string" table:style-name="ce1">
            <text:p>Time per request: <text:s text:c="6"/>7466.366 [ms] (mean)</text:p>
          </table:table-cell>
          <table:table-cell office:value-type="string" table:style-name="ce1">
            <text:p>Time per request: <text:s text:c="6"/>7468.119 [ms] (mean)</text:p>
          </table:table-cell>
          <table:table-cell office:value-type="string" table:style-name="ce1">
            <text:p>Time per request: <text:s text:c="6"/>6000.161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4.953 [ms] (mean, across all concurrent requests)</text:p>
          </table:table-cell>
          <table:table-cell office:value-type="string" table:style-name="ce1">
            <text:p>Time per request: <text:s text:c="6"/>14.933 [ms] (mean, across all concurrent requests)</text:p>
          </table:table-cell>
          <table:table-cell office:value-type="string" table:style-name="ce1">
            <text:p>Time per request: <text:s text:c="6"/>14.936 [ms] (mean, across all concurrent requests)</text:p>
          </table:table-cell>
          <table:table-cell office:value-type="string" table:style-name="ce1">
            <text:p>Time per request: <text:s text:c="6"/>12.00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19.85 [Kbytes/sec] received</text:p>
          </table:table-cell>
          <table:table-cell office:value-type="string" table:style-name="ce1">
            <text:p>Transfer rate: <text:s text:c="9"/>19.88 [Kbytes/sec] received</text:p>
          </table:table-cell>
          <table:table-cell office:value-type="string" table:style-name="ce1">
            <text:p>Transfer rate: <text:s text:c="9"/>19.88 [Kbytes/sec] received</text:p>
          </table:table-cell>
          <table:table-cell office:value-type="string" table:style-name="ce1">
            <text:p>Transfer rate: <text:s text:c="9"/>24.74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/>171 201.8 <text:s text:c="5"/>6 <text:s text:c="4"/>507</text:p>
          </table:table-cell>
          <table:table-cell office:value-type="string" table:style-name="ce1">
            <text:p>Connect: <text:s text:c="7"/>0 <text:s text:c="2"/>46 <text:s/>41.7 <text:s text:c="5"/>7 <text:s text:c="5"/>97</text:p>
          </table:table-cell>
          <table:table-cell office:value-type="string" table:style-name="ce1">
            <text:p>Connect: <text:s text:c="7"/>0 <text:s/>105 114.7 <text:s text:c="5"/>8 <text:s text:c="4"/>329</text:p>
          </table:table-cell>
          <table:table-cell office:value-type="string" table:style-name="ce1">
            <text:p>Connect: <text:s text:c="7"/>0 <text:s/>161 186.5 <text:s text:c="4"/>12 <text:s text:c="4"/>5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90 5257 1577.6 <text:s text:c="2"/>5565 <text:s text:c="3"/>7385</text:p>
          </table:table-cell>
          <table:table-cell office:value-type="string" table:style-name="ce1">
            <text:p>Processing: <text:s text:c="3"/>78 5431 1568.5 <text:s text:c="2"/>6042 <text:s text:c="3"/>7386</text:p>
          </table:table-cell>
          <table:table-cell office:value-type="string" table:style-name="ce1">
            <text:p>Processing: <text:s text:c="2"/>106 5256 1544.7 <text:s text:c="2"/>5537 <text:s text:c="3"/>7359</text:p>
          </table:table-cell>
          <table:table-cell office:value-type="string" table:style-name="ce1">
            <text:p>Processing: <text:s text:c="2"/>153 4058 1343.7 <text:s text:c="2"/>4565 <text:s text:c="3"/>58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83 5250 1582.3 <text:s text:c="2"/>5564 <text:s text:c="3"/>7385</text:p>
          </table:table-cell>
          <table:table-cell office:value-type="string" table:style-name="ce1">
            <text:p>Waiting: <text:s text:c="6"/>71 5423 1573.3 <text:s text:c="2"/>6042 <text:s text:c="3"/>7386</text:p>
          </table:table-cell>
          <table:table-cell office:value-type="string" table:style-name="ce1">
            <text:p>Waiting: <text:s text:c="6"/>99 5244 1554.8 <text:s text:c="2"/>5532 <text:s text:c="3"/>7359</text:p>
          </table:table-cell>
          <table:table-cell office:value-type="string" table:style-name="ce1">
            <text:p>Waiting: <text:s text:c="5"/>143 4055 1346.4 <text:s text:c="2"/>4564 <text:s text:c="3"/>58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90 5428 1513.3 <text:s text:c="2"/>5756 <text:s text:c="3"/>7391</text:p>
          </table:table-cell>
          <table:table-cell office:value-type="string" table:style-name="ce1">
            <text:p>Total: <text:s text:c="8"/>78 5476 1549.4 <text:s text:c="2"/>6114 <text:s text:c="3"/>7393</text:p>
          </table:table-cell>
          <table:table-cell office:value-type="string" table:style-name="ce1">
            <text:p>Total: <text:s text:c="7"/>106 5361 1489.6 <text:s text:c="2"/>5643 <text:s text:c="3"/>7367</text:p>
          </table:table-cell>
          <table:table-cell office:value-type="string" table:style-name="ce1">
            <text:p>Total: <text:s text:c="7"/>153 4219 1283.0 <text:s text:c="2"/>4614 <text:s text:c="3"/>5851</text:p>
          </table:table-cell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dedyk_n5000_c500_w" table:style-name="ta2">
        <table:table-column table:style-name="co6" table:number-columns-repeated="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office:value-type="string" table:style-name="ce1">
            <text:p>Server Hostname: <text:s text:c="7"/>ssd.kredyty-chwilowki.p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5.664 seconds</text:p>
          </table:table-cell>
          <table:table-cell office:value-type="string" table:style-name="ce1">
            <text:p>Time taken for tests: <text:s text:c="2"/>70.060 seconds</text:p>
          </table:table-cell>
          <table:table-cell office:value-type="string" table:style-name="ce1">
            <text:p>Time taken for tests: <text:s text:c="2"/>70.447 seconds</text:p>
          </table:table-cell>
          <table:table-cell office:value-type="string" table:style-name="ce1">
            <text:p>Time taken for tests: <text:s text:c="2"/>55.263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23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(Connect: 0, Receive: 0, Length: 230, Exceptions: 0)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32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table:number-columns-repeated="2" table:style-name="ce1"/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45008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Non-2xx responses: <text:s text:c="5"/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954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Total transferred: <text:s text:c="5"/>1536704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6.14 [#/sec] (mean)</text:p>
          </table:table-cell>
          <table:table-cell office:value-type="string" table:style-name="ce2">
            <text:p>Requests per second: <text:s text:c="3"/>71.37 [#/sec] (mean)</text:p>
          </table:table-cell>
          <table:table-cell office:value-type="string" table:style-name="ce2">
            <text:p>Requests per second: <text:s text:c="3"/>70.97 [#/sec] (mean)</text:p>
          </table:table-cell>
          <table:table-cell office:value-type="string" table:style-name="ce3">
            <text:p>HTML transferred: <text:s text:c="6"/>25776 byt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Time per request: <text:s text:c="6"/>6566.432 [ms] (mean)</text:p>
          </table:table-cell>
          <table:table-cell office:value-type="string" table:style-name="ce1">
            <text:p>Time per request: <text:s text:c="6"/>7006.046 [ms] (mean)</text:p>
          </table:table-cell>
          <table:table-cell office:value-type="string" table:style-name="ce3">
            <text:p>Time per request: <text:s text:c="6"/>7044.744 [ms] (mean)</text:p>
          </table:table-cell>
          <table:table-cell office:value-type="string" table:style-name="ce2">
            <text:p>Requests per second: <text:s text:c="3"/>90.48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3.133 [ms] (mean, across all concurrent requests)</text:p>
          </table:table-cell>
          <table:table-cell office:value-type="string" table:style-name="ce1">
            <text:p>Time per request: <text:s text:c="6"/>14.012 [ms] (mean, across all concurrent requests)</text:p>
          </table:table-cell>
          <table:table-cell office:value-type="string" table:style-name="ce1">
            <text:p>Time per request: <text:s text:c="6"/>14.089 [ms] (mean, across all concurrent requests)</text:p>
          </table:table-cell>
          <table:table-cell office:value-type="string" table:style-name="ce1">
            <text:p>Time per request: <text:s text:c="6"/>5526.348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1.57 [Kbytes/sec] received</text:p>
          </table:table-cell>
          <table:table-cell office:value-type="string" table:style-name="ce1">
            <text:p>Transfer rate: <text:s text:c="9"/>21.19 [Kbytes/sec] received</text:p>
          </table:table-cell>
          <table:table-cell office:value-type="string" table:style-name="ce1">
            <text:p>Transfer rate: <text:s text:c="9"/>21.07 [Kbytes/sec] received</text:p>
          </table:table-cell>
          <table:table-cell office:value-type="string" table:style-name="ce1">
            <text:p>Time per request: <text:s text:c="6"/>11.053 [ms] (mean, across all concurrent requests)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ransfer rate: <text:s text:c="9"/>27.16 [Kbytes/sec] receiv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9 <text:s/>92.5 <text:s text:c="5"/>0 <text:s text:c="3"/>1002</text:p>
          </table:table-cell>
          <table:table-cell office:value-type="string" table:style-name="ce1">
            <text:p>Connect: <text:s text:c="7"/>0 <text:s text:c="2"/>11 105.6 <text:s text:c="5"/>0 <text:s text:c="3"/>3004</text:p>
          </table:table-cell>
          <table:table-cell office:value-type="string" table:style-name="ce1">
            <text:p>Connect: <text:s text:c="7"/>0 <text:s text:c="2"/>11 106.5 <text:s text:c="5"/>0 <text:s text:c="3"/>3006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4 6414 10041.6 <text:s text:c="2"/>3774 <text:s text:c="2"/>52477</text:p>
          </table:table-cell>
          <table:table-cell office:value-type="string" table:style-name="ce1">
            <text:p>Processing: <text:s text:c="3"/>74 6851 2360.3 <text:s text:c="2"/>6076 <text:s text:c="2"/>24467</text:p>
          </table:table-cell>
          <table:table-cell office:value-type="string" table:style-name="ce1">
            <text:p>Processing: <text:s text:c="3"/>88 6889 2433.2 <text:s text:c="2"/>6021 <text:s text:c="2"/>22610</text:p>
          </table:table-cell>
          <table:table-cell office:value-type="string" table:style-name="ce1">
            <text:p>Connect: <text:s text:c="7"/>0 <text:s text:c="2"/>11 <text:s/>99.6 <text:s text:c="5"/>0 <text:s text:c="3"/>1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7"/>0 4027 1864.4 <text:s text:c="2"/>3614 <text:s text:c="2"/>13167</text:p>
          </table:table-cell>
          <table:table-cell office:value-type="string" table:style-name="ce1">
            <text:p>Waiting: <text:s text:c="6"/>68 6842 2365.0 <text:s text:c="2"/>6062 <text:s text:c="2"/>24467</text:p>
          </table:table-cell>
          <table:table-cell office:value-type="string" table:style-name="ce1">
            <text:p>Waiting: <text:s text:c="6"/>80 6880 2437.5 <text:s text:c="2"/>6010 <text:s text:c="2"/>22610</text:p>
          </table:table-cell>
          <table:table-cell office:value-type="string" table:style-name="ce1">
            <text:p>Processing: <text:s text:c="2"/>146 5388 1997.1 <text:s text:c="2"/>5067 <text:s text:c="2"/>19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4 6424 10042.3 <text:s text:c="2"/>3775 <text:s text:c="2"/>52483</text:p>
          </table:table-cell>
          <table:table-cell office:value-type="string" table:style-name="ce1">
            <text:p>Total: <text:s text:c="8"/>74 6862 2362.5 <text:s text:c="2"/>6084 <text:s text:c="2"/>24473</text:p>
          </table:table-cell>
          <table:table-cell office:value-type="string" table:style-name="ce1">
            <text:p>Total: <text:s text:c="8"/>88 6900 2430.5 <text:s text:c="2"/>6029 <text:s text:c="2"/>22615</text:p>
          </table:table-cell>
          <table:table-cell office:value-type="string" table:style-name="ce1">
            <text:p>Waiting: <text:s text:c="5"/>136 5387 1997.2 <text:s text:c="2"/>5067 <text:s text:c="2"/>1917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otal: <text:s text:c="7"/>146 5399 1998.9 <text:s text:c="2"/>5068 <text:s text:c="2"/>19182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iotr Pikuła</meta:initial-creator>
    <dc:creator>Piotr Pikuła</dc:creator>
    <meta:creation-date>2017-09-16T12:12:15Z</meta:creation-date>
    <dc:date>2017-09-22T11:07:40Z</dc:date>
    <meta:editing-cycles>4</meta:editing-cycles>
    <meta:editing-duration>PT775S</meta:editing-duration>
  </office:meta>
</office:document-meta>
</file>